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75cm" draw:marker-end-width="0.375cm" draw:textarea-horizontal-align="justify" draw:textarea-vertical-align="middle" draw:auto-grow-height="false" fo:padding-top="0.149cm" fo:padding-bottom="0.149cm" fo:padding-left="0.274cm" fo:padding-right="0.274cm"/>
    </style:style>
    <style:style style:name="gr2" style:family="graphic" style:parent-style-name="standard">
      <style:graphic-properties draw:stroke="dash" draw:stroke-dash="Fine_20_Dashed" svg:stroke-width="0.05cm" draw:marker-start-width="0.375cm" draw:marker-end-width="0.3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25cm" draw:marker-start-width="0.337cm" draw:marker-end-width="0.337cm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6cm" svg:height="1.6cm" svg:x="1.2cm" svg:y="1.2cm">
          <text:p text:style-name="P1"><text:span text:style-name="T1">Datalogger Code</text:span></text:p>
          <text:p text:style-name="P1"><text:span text:style-name="T1">(main.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6cm" svg:height="1.6cm" svg:x="1.2cm" svg:y="3.2cm">
          <text:p text:style-name="P1"><text:span text:style-name="T1">FAT32 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6cm" svg:height="1.6cm" svg:x="1.2cm" svg:y="5.2cm">
          <text:p text:style-name="P1"><text:span text:style-name="T1">SD-SPI through DMA</text:span></text:p>
          <text:p text:style-name="P1"><text:span text:style-name="T1">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6cm" svg:height="1.6cm" svg:x="5.2cm" svg:y="7.2cm">
          <text:p text:style-name="P1"><text:span text:style-name="T1">DMA</text:span></text:p>
          <text:p text:style-name="P1"><text:span text:style-name="T1">Abstr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6cm" svg:height="1.6cm" svg:x="1.2cm" svg:y="7.2cm">
          <text:p text:style-name="P1"><text:span text:style-name="T1">SPI Abstr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6cm" svg:height="3.6cm" svg:x="9.2cm" svg:y="3.2cm">
          <text:p text:style-name="P1"><text:span text:style-name="T1">User 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6cm" svg:height="1.6cm" svg:x="9.2cm" svg:y="7.2cm">
          <text:p text:style-name="P1"><text:span text:style-name="T1">UI Hardware</text:span></text:p>
          <text:p text:style-name="P1"><text:span text:style-name="T1">Abstr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6cm" svg:height="5.6cm" svg:x="13.2cm" svg:y="3.2cm">
          <text:p text:style-name="P1"><text:span text:style-name="T1">CAN</text:span></text:p>
          <text:p text:style-name="P1"><text:span text:style-name="T1">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cm" svg:y1="7cm" svg:x2="18cm" svg:y2="7cm">
          <text:p/>
        </draw:line>
        <draw:line draw:style-name="gr2" draw:text-style-name="P2" draw:layer="layout" svg:x1="1cm" svg:y1="3cm" svg:x2="18cm" svg:y2="3cm">
          <text:p/>
        </draw:line>
        <draw:custom-shape draw:style-name="gr1" draw:text-style-name="P1" draw:layer="layout" svg:width="3.6cm" svg:height="1.6cm" svg:x="9.2cm" svg:y="9.2cm">
          <text:p text:style-name="P1"><text:span text:style-name="T1">GPIO Expander</text:span></text:p>
          <text:p text:style-name="P1"><text:span text:style-name="T1">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6cm" svg:height="1.6cm" svg:x="9.2cm" svg:y="11.2cm">
          <text:p text:style-name="P1"><text:span text:style-name="T1">I2C Bus</text:span></text:p>
          <text:p text:style-name="P1"><text:span text:style-name="T1">Abstr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4cm" svg:height="0.8cm" svg:x="1.8cm" svg:y="6.6cm">
          <text:p text:style-name="P2"><text:span text:style-name="T2">SPI Transfer</text:span></text:p>
          <draw:enhanced-geometry svg:viewBox="0 0 21600 21600" draw:text-areas="?f0 ?f8 ?f2 ?f9" draw:type="up-down-arrow" draw:modifiers="3022.74052478134 7388.7640449438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3.6cm" svg:height="1.6cm" svg:x="9.2cm" svg:y="9.2cm">
          <text:p text:style-name="P1"><text:span text:style-name="T1">GPIO Expander</text:span></text:p>
          <text:p text:style-name="P1"><text:span text:style-name="T1">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4cm" svg:height="0.8cm" svg:x="5.8cm" svg:y="6.6cm">
          <text:p text:style-name="P2"><text:span text:style-name="T2">DMA Transfer</text:span></text:p>
          <text:p text:style-name="P2"><text:span text:style-name="T2">Interrupt Control</text:span></text:p>
          <draw:enhanced-geometry svg:viewBox="0 0 21600 21600" draw:text-areas="?f0 ?f8 ?f2 ?f9" draw:type="up-down-arrow" draw:modifiers="3022.74052478134 7388.7640449438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2.4cm" svg:height="0.8cm" svg:x="9.8cm" svg:y="10.6cm">
          <text:p text:style-name="P2"><text:span text:style-name="T2">I2C Transfer</text:span></text:p>
          <draw:enhanced-geometry svg:viewBox="0 0 21600 21600" draw:text-areas="?f0 ?f8 ?f2 ?f9" draw:type="up-down-arrow" draw:modifiers="3022.74052478134 7388.7640449438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2.4cm" svg:height="0.8cm" svg:x="9.8cm" svg:y="8.6cm">
          <text:p text:style-name="P2"><text:span text:style-name="T2">LED On/Off</text:span></text:p>
          <text:p text:style-name="P2"><text:span text:style-name="T2">Read Switch</text:span><text:span text:style-name="T2"><text:line-break/></text:span><text:span text:style-name="T2">GPIO Update</text:span></text:p>
          <draw:enhanced-geometry svg:viewBox="0 0 21600 21600" draw:text-areas="?f0 ?f8 ?f2 ?f9" draw:type="up-down-arrow" draw:modifiers="3022.74052478134 7388.7640449438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2.4cm" svg:height="0.8cm" svg:x="9.8cm" svg:y="6.6cm">
          <text:p text:style-name="P2"><text:span text:style-name="T2">LED On/Off</text:span><text:span text:style-name="T2"><text:line-break/></text:span><text:span text:style-name="T2">Read Switch</text:span><text:span text:style-name="T2"><text:line-break/></text:span><text:span text:style-name="T2">State Update</text:span></text:p>
          <draw:enhanced-geometry svg:viewBox="0 0 21600 21600" draw:text-areas="?f0 ?f8 ?f2 ?f9" draw:type="up-down-arrow" draw:modifiers="3022.74052478134 7388.7640449438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2.4cm" svg:height="0.8cm" svg:x="9.8cm" svg:y="2.6cm">
          <text:p text:style-name="P2"><text:span text:style-name="T2">LED On/Off/Blink</text:span><text:span text:style-name="T2"><text:line-break/></text:span><text:span text:style-name="T2">Read Switch</text:span><text:span text:style-name="T2"><text:line-break/></text:span><text:span text:style-name="T2">State Update</text:span></text:p>
          <draw:enhanced-geometry svg:viewBox="0 0 21600 21600" draw:text-areas="?f0 ?f8 ?f2 ?f9" draw:type="up-down-arrow" draw:modifiers="3022.74052478134 7388.7640449438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2.4cm" svg:height="0.8cm" svg:x="13.8cm" svg:y="2.6cm">
          <text:p text:style-name="P2"><text:span text:style-name="T2">CAN Transmit</text:span><text:span text:style-name="T2"><text:line-break/></text:span><text:span text:style-name="T2">CAN Receive</text:span></text:p>
          <draw:enhanced-geometry svg:viewBox="0 0 21600 21600" draw:text-areas="?f0 ?f8 ?f2 ?f9" draw:type="up-down-arrow" draw:modifiers="3022.74052478134 7388.7640449438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3.6cm" svg:height="1.6cm" svg:x="5.2cm" svg:y="3.2cm">
          <text:p text:style-name="P1"><text:span text:style-name="T1">Optimized File</text:span></text:p>
          <text:p text:style-name="P1"><text:span text:style-name="T1">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4cm" svg:height="0.8cm" svg:x="1.8cm" svg:y="2.6cm">
          <text:p text:style-name="P2"><text:span text:style-name="T2">FAT32 Initialize</text:span></text:p>
          <text:p text:style-name="P2"><text:span text:style-name="T2">FAT32 Tasks</text:span></text:p>
          <draw:enhanced-geometry svg:viewBox="0 0 21600 21600" draw:text-areas="?f0 ?f8 ?f2 ?f9" draw:type="up-down-arrow" draw:modifiers="3022.74052478134 7388.7640449438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2.4cm" svg:height="0.8cm" svg:x="5.8cm" svg:y="2.6cm">
          <text:p text:style-name="P2"><text:span text:style-name="T2">File Create/Write</text:span></text:p>
          <text:p text:style-name="P2"><text:span text:style-name="T2">File Tasks</text:span></text:p>
          <draw:enhanced-geometry svg:viewBox="0 0 21600 21600" draw:text-areas="?f0 ?f8 ?f2 ?f9" draw:type="up-down-arrow" draw:modifiers="3022.74052478134 7388.7640449438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5.6cm" svg:height="0.8cm" svg:x="2.2cm" svg:y="4.6cm">
          <text:p text:style-name="P2"><text:span text:style-name="T2">SD DMA Tasks, SD DMA Initialize</text:span><text:span text:style-name="T2"><text:line-break/></text:span><text:span text:style-name="T2">SD DMA Read / Write Blocks</text:span></text:p>
          <draw:enhanced-geometry svg:viewBox="0 0 21600 21600" draw:text-areas="?f0 ?f8 ?f2 ?f9" draw:type="up-down-arrow" draw:modifiers="1099.0894483128 7469.6629213483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4" draw:layer="layout" svg:width="3cm" svg:height="2cm" svg:x="17cm" svg:y="3cm">
          <draw:text-box>
            <text:p text:style-name="P4"><text:span text:style-name="T1">Library Code</text:span></text:p>
          </draw:text-box>
        </draw:frame>
        <draw:frame draw:style-name="gr4" draw:text-style-name="P4" draw:layer="layout" svg:width="3cm" svg:height="2cm" svg:x="17cm" svg:y="7cm">
          <draw:text-box>
            <text:p text:style-name="P4"><text:span text:style-name="T1">Hardware-dependent</text:span></text:p>
            <text:p text:style-name="P4"><text:span text:style-name="T1">Code</text:span></text:p>
          </draw:text-box>
        </draw:frame>
        <draw:frame draw:style-name="gr4" draw:text-style-name="P4" draw:layer="layout" svg:width="3cm" svg:height="2cm" svg:x="17cm" svg:y="1cm">
          <draw:text-box>
            <text:p text:style-name="P4"><text:span text:style-name="T1">Application Co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13T14:46:14.46</meta:creation-date>
    <meta:generator>OpenOffice.org/3.3$Win32 OpenOffice.org_project/330m20$Build-9567</meta:generator>
    <dc:date>2011-07-13T22:23:44.54</dc:date>
    <meta:editing-duration>PT2H58M23S</meta:editing-duration>
    <meta:editing-cycles>5</meta:editing-cycles>
    <meta:document-statistic meta:object-count="27"/>
  </office:meta>
</office:document-meta>
</file>